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4543_215778039"/><text:bookmark-start text:name="__DdeLink__4539_215778039"/>Ubuntu Systemadministrasjon 101 <text:bookmark-end text:name="__DdeLink__4539_215778039"/>gjennomgår installasjon og konfigurering av de vanligste Linuxbaserte serverprogrammene for å etablere bl.a. </text:p>
      <text:p text:style-name="Standard"/>
      <text:p text:style-name="Standard">Webserver med Apache 2 og Php</text:p>
      <text:p text:style-name="Standard">Databaseserver med MySql 5</text:p>
      <text:p text:style-name="Standard">Java Applikasjonsserver med Tomcat 6</text:p>
      <text:p text:style-name="Standard">Epostserver med Postfix og Dovecot</text:p>
      <text:p text:style-name="Standard">Filserver med Samba</text:p>
      <text:p text:style-name="Standard">SSH-server med OpenSSH</text:p>
      <text:p text:style-name="Standard">Dhcp-server med Dhcpd</text:p>
      <text:p text:style-name="Standard">DNS-server med Bind 9</text:p>
      <text:p text:style-name="Standard"/>
      <text:p text:style-name="Standard">Boken inneholder en mengde terminalbaserte kommandoer for systemadministrasjon og brukerveiledninger for tekstbaserte programmer som Vim, Screen, Mysql-admin o.l.</text:p>
      <text:p text:style-name="Standard"/>
      <text:p text:style-name="Standard">Ubuntu Systemadministrasjon 101 er utviklet i samarbeid med Linuxakademiet.no og innholdet er brukt som dokumentasjon ved diverse kurs, hvor eksempler og veiledninger er testet ut på kursdeltakere i praksis. </text:p>
      <text:p text:style-name="Standard"><text:bookmark-end text:name="__DdeLink__4543_2157780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rje Berg-Hansen</meta:initial-creator>
    <meta:creation-date>2011-05-25T00:20:18</meta:creation-date>
    <dc:date>2011-05-25T01:08:07</dc:date>
    <dc:creator>Terje Berg-Hansen</dc:creator>
    <meta:editing-duration>PT47M49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1" meta:paragraph-count="11" meta:word-count="96" meta:character-count="719"/>
  </office:meta>
</office:document-meta>
</file>